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caa4d" officeooo:paragraph-rsid="001caa4d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caa4d" officeooo:paragraph-rsid="001caa4d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f12fb" officeooo:paragraph-rsid="001f12f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12639" officeooo:paragraph-rsid="0021263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f12fb" officeooo:paragraph-rsid="001f12fb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solid" style:text-underline-width="auto" style:text-underline-color="font-color" officeooo:rsid="001f12fb" officeooo:paragraph-rsid="00212639" style:font-size-asian="10.5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officeooo:rsid="0024cb67" officeooo:paragraph-rsid="0024cb6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24cb67" officeooo:paragraph-rsid="0024cb67" style:font-size-asian="10.5pt" style:font-size-complex="12pt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officeooo:rsid="0024fea9" officeooo:paragraph-rsid="0024fea9" style:font-size-asian="10.5pt" style:font-size-complex="12pt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style:text-underline-style="solid" style:text-underline-width="auto" style:text-underline-color="font-color" officeooo:rsid="0026fa67" officeooo:paragraph-rsid="00274639" style:font-size-asian="10.5pt" style:font-size-complex="12pt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style:text-underline-style="none" officeooo:rsid="00212639" officeooo:paragraph-rsid="00212639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23d70d" officeooo:paragraph-rsid="0023d70d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5pt" officeooo:rsid="001caa4d" officeooo:paragraph-rsid="001caa4d" style:font-size-asian="15pt" style:font-size-complex="15pt"/>
    </style:style>
    <style:style style:name="T1" style:family="text">
      <style:text-properties officeooo:rsid="001dba81"/>
    </style:style>
    <style:style style:name="T2" style:family="text">
      <style:text-properties officeooo:rsid="00212639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23d70d"/>
    </style:style>
    <style:style style:name="T5" style:family="text">
      <style:text-properties style:text-underline-style="none" officeooo:rsid="0024fea9"/>
    </style:style>
    <style:style style:name="T6" style:family="text">
      <style:text-properties style:text-underline-style="none" officeooo:rsid="00253fbc"/>
    </style:style>
    <style:style style:name="T7" style:family="text">
      <style:text-properties style:text-underline-style="none" officeooo:rsid="00274639"/>
    </style:style>
    <style:style style:name="T8" style:family="text">
      <style:text-properties officeooo:rsid="0024fea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<text:span text:style-name="T1">S</text:span>treamer Audioresamplex</text:p>
      <text:p text:style-name="P1"/>
      <text:list xml:id="list5900720119610565902" text:style-name="L5">
        <text:list-item>
          <text:p text:style-name="P9">Cutoff parameter :<text:span text:style-name="T3"> </text:span><text:span text:style-name="T6">0.940</text:span></text:p>
        </text:list-item>
      </text:list>
      <text:p text:style-name="P1"/>
      <text:list xml:id="list7334302338823275205" text:style-name="L4">
        <text:list-item>
          <text:p text:style-name="P7">Stopband attenuation :<text:span text:style-name="T3"> - </text:span><text:span text:style-name="T5">85 dB</text:span></text:p>
        </text:list-item>
      </text:list>
      <text:p text:style-name="P8"><text:span text:style-name="T5"/></text:p>
      <text:list xml:id="list185312174731013" text:continue-numbering="true" text:style-name="L4">
        <text:list-item>
          <text:p text:style-name="P10"><text:span text:style-name="T8">T</text:span>ransition width :<text:span text:style-name="T3"> </text:span><text:span text:style-name="T7">The width of the transition band for the kaiser window is 0.087</text:span></text:p>
        </text:list-item>
      </text:list>
      <text:p text:style-name="P2"/>
      <text:list xml:id="list4439440612449152794" text:style-name="L2">
        <text:list-item>
          <text:p text:style-name="P6">Resampling <text:span text:style-name="T2">m</text:span>ethod<text:span text:style-name="T2">s</text:span> :<text:span text:style-name="T3"> </text:span></text:p>
          <text:p text:style-name="P11"/>
          <text:p text:style-name="P11">- GST_AUDIO_RESAMPLER_METHOD_NEAREST: Duplicates the samples when upsampling and drops when downsampling.</text:p>
          <text:p text:style-name="P11"/>
          <text:p text:style-name="P11">- GST_AUDIO_RESAMPLER_METHOD_LINEAR: Uses linear interpolation to reconstruct missing samples and averaging to downsample.</text:p>
          <text:p text:style-name="P11"/>
          <text:p text:style-name="P11">- GST_AUDIO_RESAMPLER_METHOD_CUBIC: Uses cubic interpolation.</text:p>
        </text:list-item>
      </text:list>
      <text:p text:style-name="P4"><text:span text:style-name="T3"><text:tab/><text:tab/></text:span><text:span text:style-name="T4">Subdivided into: - Hermite</text:span></text:p>
      <text:p text:style-name="P12"><text:tab/><text:tab/><text:tab/><text:tab/> <text:s text:c="3"/>- Spline</text:p>
      <text:p text:style-name="P12"><text:tab/><text:tab/><text:tab/><text:tab/> <text:s text:c="3"/>- Catmull-Rom</text:p>
      <text:list xml:id="list185311237825811" text:continue-numbering="true" text:style-name="L2">
        <text:list-header>
          <text:p text:style-name="P11"/>
          <text:p text:style-name="P11">- GST_AUDIO_RESAMPLER_METHOD_BLACKMAN_NUTTALL: Uses Blackman-Nuttall windowed sinc interpolation.</text:p>
          <text:p text:style-name="P11"/>
          <text:p text:style-name="P11">- GST_AUDIO_RESAMPLER_METHOD_KAISER: Uses Kaiser windowed sinc interpolation.</text:p>
        </text:list-header>
      </text:list>
      <text:p text:style-name="P3"/>
      <text:p text:style-name="P5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5:46:21.632288135</meta:creation-date>
    <dc:date>2018-07-22T18:53:10.861034037</dc:date>
    <meta:editing-duration>PT24M21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95" meta:character-count="726" meta:non-whitespace-character-count="635"/>
  </office:meta>
</office:document-meta>
</file>